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number:time-style style:name="N42">
      <number:hours number:style="long"/>
      <number:text>:</number:text>
      <number:minutes number:style="long"/>
      <number:text> </number:text>
      <number:am-pm/>
    </number:tim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cording started at <text:time style:data-style-name="N42" text:time-value="2018-04-23T14:04:45.40" text:fixed="true">02:04 PM</text:time></text:p>
      <text:p text:style-name="Standard">Strategies for the Cold War, how it was waged.</text:p>
      <text:p text:style-name="Standard">Society of prosperity in United States provides government means to wage the Cold War.</text:p>
      <text:p text:style-name="Standard">The Cold War relies upon being waged internationally.</text:p>
      <text:p text:style-name="Standard">Containment is a Cold War strategy internationally, and in the US as well.</text:p>
      <text:p text:style-name="Standard">Cold War starts in 1945, ends in 1990. Officially ends when Soviet Union collapses.</text:p>
      <text:p text:style-name="Standard">Begins as soon as WWII ends.</text:p>
      <text:p text:style-name="Standard">In part because how WWII ends.</text:p>
      <text:p text:style-name="Standard">Key of Cold War isn't when, but how.</text:p>
      <text:p text:style-name="Standard">It's called Cold War because it's not “hot”, it's not a shooting war.</text:p>
      <text:p text:style-name="Standard">For that entire duration, the United States and the Soviet Union never directly fight each other.</text:p>
      <text:p text:style-name="Standard">US fights in Korea, Vietnam. Soviets fight in Afghanistan.</text:p>
      <text:p text:style-name="Standard">We fight communists, just not the Soviet Union.</text:p>
      <text:p text:style-name="Standard">Simply because both sides realize it would be catastrophic.</text:p>
      <text:p text:style-name="Standard">We're the only country in the world to have nuclear weapons.</text:p>
      <text:p text:style-name="Standard">From Soviet perspective, US were war mongers, greedy, evil, untrustworthy.</text:p>
      <text:p text:style-name="Standard">French cartoon on Soviet expansionism.</text:p>
      <text:p text:style-name="Standard"/>
      <text:p text:style-name="Standard">Both sides view the other as pure evil, and opposed to their way of life.</text:p>
      <text:p text:style-name="Standard">Keep Cold War “Cold” and not “Hot”</text:p>
      <text:p text:style-name="Standard">Part of the logic of the Cold War was simply most Americans wanted to enjoy peace.</text:p>
      <text:p text:style-name="Standard">No one wanted to make more enemies.</text:p>
      <text:p text:style-name="Standard">War is “Cold” because the American public doesn't want it.</text:p>
      <text:p text:style-name="Standard">Public pressure to maintain peace during the Cold War.</text:p>
      <text:p text:style-name="Standard">2 important international organizations are created after WWII.</text:p>
      <text:p text:style-name="Standard">Specifically have global purpose.</text:p>
      <text:p text:style-name="Standard">In 1944, New Hampshire, number of representatives of allies fighting Germany... can't keep up.</text:p>
      <text:p text:style-name="Standard"/>
      <text:p text:style-name="Standard">World Bank – First </text:p>
      <text:p text:style-name="Standard">IMF (International Monetary Fund)</text:p>
      <text:p text:style-name="Standard">World Bank purpose...</text:p>
      <text:p text:style-name="Standard">Wealthy countries will contribute money/funds to the bank to loan out to non-developed countries so they may develop... Explained better by him.</text:p>
      <text:p text:style-name="Standard">IMF was an attempt to stabilize money in the world.</text:p>
      <text:p text:style-name="Standard">IMF goals:</text:p>
      <text:p text:style-name="Standard">Try to encourage currency in circulation.</text:p>
      <text:p text:style-name="Standard">Facilitate conversion of currency.</text:p>
      <text:p text:style-name="Standard">Become critically important because what they represent as economic security.</text:p>
      <text:p text:style-name="Standard"/>
      <text:p text:style-name="Standard">Other international organization US joins at end of WWII.</text:p>
      <text:p text:style-name="Standard">US becomes founding member of the United Nations</text:p>
      <text:p text:style-name="Standard">Why did we join UN instead of League of Nations, when they are nearly the same?</text:p>
      <text:p text:style-name="Standard">League of Nations tells other countries what to do.</text:p>
      <text:p text:style-name="Standard">United Nations charter addressing that concern.</text:p>
      <text:p text:style-name="Standard">… (<text:time style:data-style-name="N42" text:time-value="2018-04-23T14:24:14.70" text:fixed="true">02:24 PM</text:time> notes) UN stuff</text:p>
      <text:p text:style-name="Standard"/>
      <text:p text:style-name="Standard">(<text:time style:data-style-name="N42" text:time-value="2018-04-23T14:27:32.51" text:fixed="true">02:27 PM</text:time> notes)</text:p>
      <text:p text:style-name="Standard">Capitalism and Communism are completely opposite policies</text:p>
      <text:p text:style-name="Standard"/>
      <text:p text:style-name="Standard"><text:soft-page-break/>Popular front was a policy that encouraged anyone with a left-wing ideology to come and fight with them.</text:p>
      <text:p text:style-name="Standard">(<text:time style:data-style-name="N42" text:time-value="2018-04-23T14:33:19.57" text:fixed="true">02:33 PM</text:time> notes)</text:p>
      <text:p text:style-name="Standard"/>
      <text:p text:style-name="Standard">George F. Kennan</text:p>
      <text:p text:style-name="Standard">Sends a telegram to Congress about how the US should treat communism.</text:p>
      <text:p text:style-name="Standard">Kennan introduced the word “containment”</text:p>
      <text:p text:style-name="Standard">Policy in the United States wherever communism opposes, the United States must present an unanswerable and unalterable counter-force. We must stand up to communism wherever it threatens.</text:p>
      <text:p text:style-name="Standard">Cold War is imagined as a “zero-sum game”. If you remove one of your enemies pieces from the board, you have an advantage. A plus for one side is a minus for the other.</text:p>
      <text:p text:style-name="Standard">(<text:time style:data-style-name="N42" text:time-value="2018-04-23T14:40:00.16" text:fixed="true">02:40 PM</text:time> notes)</text:p>
      <text:p text:style-name="Standard">We will limit and confront communism expansion in a free society and combat it.</text:p>
      <text:p text:style-name="Standard">(<text:time style:data-style-name="N42" text:time-value="2018-04-23T14:46:07.90" text:fixed="true">02:46 PM</text:time> notes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othy Cayer</meta:initial-creator>
    <meta:creation-date>2018-04-23T13:56:58.03</meta:creation-date>
    <meta:generator>OpenOffice/4.1.3$Win32 OpenOffice.org_project/413m1$Build-9783</meta:generator>
    <dc:date>2018-04-23T14:46:09.59</dc:date>
    <dc:creator>Timothy Cayer</dc:creator>
    <meta:editing-duration>PT49M5S</meta:editing-duration>
    <meta:editing-cycles>25</meta:editing-cycles>
    <meta:document-statistic meta:table-count="0" meta:image-count="0" meta:object-count="0" meta:page-count="2" meta:paragraph-count="53" meta:word-count="505" meta:character-count="3015"/>
  </office:meta>
</office:document-meta>
</file>